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E0000005E01373753.png"/>
  <manifest:file-entry manifest:media-type="image/png" manifest:full-path="Pictures/100000000000005E0000005E0ABD0FC9.png"/>
  <manifest:file-entry manifest:media-type="image/png" manifest:full-path="Pictures/100000000000000800000008913C8356.png"/>
  <manifest:file-entry manifest:media-type="image/png" manifest:full-path="Pictures/100000000000005E0000005E502667E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automatic-styles>
    <style:style style:name="ExperienceCosts" style:family="table">
      <style:table-properties style:width="15.986cm" fo:margin-left="0cm" fo:margin-right="-0.004cm" table:align="margins"/>
    </style:style>
    <style:style style:name="ExperienceCosts.A" style:family="table-column">
      <style:table-column-properties style:column-width="6.246cm" style:rel-column-width="25605*"/>
    </style:style>
    <style:style style:name="ExperienceCosts.B" style:family="table-column">
      <style:table-column-properties style:column-width="2.593cm" style:rel-column-width="10629*"/>
    </style:style>
    <style:style style:name="ExperienceCosts.C" style:family="table-column">
      <style:table-column-properties style:column-width="7.147cm" style:rel-column-width="29301*"/>
    </style:style>
    <style:style style:name="ExperienceCosts.A1" style:family="table-cell">
      <style:table-cell-properties fo:background-color="transparent" fo:padding-left="0cm" fo:padding-right="0cm" fo:padding-top="0.03cm" fo:padding-bottom="0.03cm" fo:border="none">
        <style:background-image/>
      </style:table-cell-properties>
    </style:style>
    <style:style style:name="ExperienceCosts.B2" style:family="table-cell" style:data-style-name="N0">
      <style:table-cell-properties fo:background-color="transparent" fo:padding-left="0cm" fo:padding-right="0cm" fo:padding-top="0.03cm" fo:padding-bottom="0.03cm" fo:border="none">
        <style:background-image/>
      </style:table-cell-properties>
    </style:style>
    <style:style style:name="P1" style:family="paragraph" style:parent-style-name="Table_20_Contents">
      <style:text-properties fo:font-weight="bold" style:font-weight-asian="bold" style:font-weight-complex="bold"/>
    </style:style>
    <style:style style:name="P2" style:family="paragraph" style:parent-style-name="Standard">
      <style:text-properties fo:font-style="normal" style:font-style-asian="normal" style:font-style-complex="normal"/>
    </style:style>
    <style:style style:name="P3" style:family="paragraph" style:parent-style-name="Table_20_Contents">
      <style:paragraph-properties fo:margin-left="0cm" fo:margin-right="0cm" fo:text-indent="0cm" style:auto-text-indent="false"/>
      <style:text-properties fo:font-weight="bold" style:font-weight-asian="bold" style:font-weight-complex="bold"/>
    </style:style>
    <style:style style:name="P4" style:family="paragraph" style:parent-style-name="Text_20_body">
      <style:text-properties fo:font-style="normal"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style:font-style-asian="normal" style:font-style-complex="normal" text:display="true"/>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italic" style:font-style-asian="italic" style:font-style-complex="italic"/>
    </style:style>
    <style:style style:name="T6" style:family="text">
      <style:text-properties fo:color="#000000" style:font-name="TimesNewRomanPSMT" fo:font-size="14pt" style:font-name-asian="TimesNewRomanPSMT" style:font-size-asian="14pt" style:font-name-complex="TimesNewRomanPSMT" style:font-size-complex="14pt"/>
    </style:style>
    <style:style style:name="T7" style:family="text">
      <style:text-properties fo:color="#000000" style:font-name="Palatino2" fo:font-size="14pt" style:font-name-asian="TimesNewRomanPSMT" style:font-size-asian="14pt" style:font-name-complex="TimesNewRomanPSMT" style:font-size-complex="14pt"/>
    </style:style>
    <style:style style:name="T8" style:family="text">
      <style:text-properties fo:color="#000000" style:font-name="Palatino2" fo:font-size="10pt" style:font-name-asian="TimesNewRomanPSMT" style:font-size-asian="10pt" style:font-name-complex="TimesNewRomanPSMT" style:font-size-complex="10pt"/>
    </style:style>
    <style:style style:name="fr1" style:family="graphic" style:parent-style-name="Sidebar">
      <style:graphic-properties style:vertical-pos="bottom" style:vertical-rel="page-content" style:horizontal-pos="center" style:horizontal-rel="page-content" fo:padding-left="0.499cm" fo:padding-right="0.499cm" fo:padding-top="0cm" fo:padding-bottom="0.199cm" fo:border="0.018cm solid #000000" style:shadow="none"/>
    </style:style>
    <style:style style:name="fr2" style:family="graphic" style:parent-style-name="Graphics">
      <style:graphic-properties fo:margin-top="1cm" fo:margin-bottom="0cm" style:run-through="background" style:wrap="run-through" style:number-wrapped-paragraphs="no-limit" style:vertical-pos="top" style:vertical-rel="page-content" style:horizontal-pos="center" style:horizontal-rel="page-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2" fo:column-gap="0.399cm">
          <style:column style:rel-width="32767*" fo:start-indent="0cm" fo:end-indent="0.199cm"/>
          <style:column style:rel-width="32768*" fo:start-indent="0.199cm" fo:end-indent="0cm"/>
        </style:columns>
      </style:section-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Compound_20_Title_20_1"><draw:frame draw:style-name="fr2" draw:name="graphics2" text:anchor-type="char" svg:width="16.619cm" svg:height="5.122cm" draw:z-index="1"><draw:image xlink:href="../Discordians_Title_Backdrop.png" xlink:type="simple" xlink:show="embed" xlink:actuate="onLoad"/></draw:frame>Chapter Six</text:p>
      <text:h text:style-name="Compound_20_Title_20_2" text:outline-level="1"><text:toc-mark text:string-value="Chapter Six: Storytelling" text:outline-level="1"/>Storytelling</text:h>
      <text:section text:style-name="Sect1" text:name="Section1">
        <text:p text:style-name="Quotations_20__28_short_29_">“<text:span text:style-name="T8">How Discordianism will change you<text:line-break/>is not, however, the real question.<text:line-break/>Anybody can be changed by something they read. No wit, imagination, creativity, talent or energy is required for that much. How will you change the Discordian Society is the real question …</text:span>”<text:line-break/>– Omar Khayyam Ravenhurst</text:p>
        <text:p text:style-name="TODO">[TODO: Maybe some of the stuff in my “Eris” or “Character Creation” chapters should move here, or vice versa.]</text:p>
        <text:p text:style-name="Text_20_body">All the books which establish canon <text:span text:style-name="T3">Exalted</text:span> types contain a chapter full of hints and suggestions for running a game which includes them. <text:s/>You have arrived at the equivalent for the Discordian Exalted. Although the Children of Eris are similar in many ways to the various kinds of Celestial Exalted, they are quite different characters: they don’t really know the source of their power, they don’t fit into the established history of Creation, and they aren’t necessarily heroes or villains. <text:s/>What, then will they choose to do, and who will they choose to be?</text:p>
        <text:h text:style-name="Heading_20_2" text:outline-level="2">Getting Started</text:h>
        <text:p text:style-name="Text_20_body">All the usual guidelines for running and playing in <text:span text:style-name="T3">Exalted</text:span> games apply to this book: have fun; if you don’t like it, change it; be ready to compromise and synthesize between storyteller and player ideas.</text:p>
        <text:p text:style-name="Text_20_body">If you just want to have Discordians as antagonists to the player characters, you don’t necessarily have discuss it with them in advance. <text:s/>But if one or more players want in on the action, you should all think about what you want to get out of the game. <text:s/>Perhaps you just want to see what the Erisians are capable of. <text:s/>Maybe you want to have fun, or explore philosophical questions, through playing super-powered beings who are part enlightened mystics, but mostly just ordinary folks with no particular standing, instead of heroes or villains. <text:s/>Perhaps you as the storyteller have your own idea of who or what Eris is, or why the Discordians have come to be; the “Hidden Agenda” style sees the characters focus on this, but it could be a significant strand in any style of game.</text:p>
        <text:h text:style-name="Heading_20_3" text:outline-level="3">Wild Cards</text:h>
        <text:p text:style-name="TODO">[There are some unusual factors in playing Discordians.]</text:p>
        <text:p text:style-name="TODO">[Who is Eris? <text:s/>Will you answer it in your game? <text:s/>Will it be the true answer? [[Hmm – move para from above?]] ]</text:p>
        <text:h text:style-name="Heading_20_3" text:outline-level="3">Talk to the Hand</text:h>
        <text:p text:style-name="TODO">[Talk over with your players, what they want, and what their answers are to some basic questions about Discordians.]</text:p>
        <text:p text:style-name="TODO">[Examples of character styles .]</text:p>
        <text:h text:style-name="Heading_20_3" text:outline-level="3">The Prelude</text:h>
        <text:p text:style-name="TODO">[How to play it. <text:s/>Or, don’t bother with this section?]</text:p>
        <text:h text:style-name="Heading_20_2" text:outline-level="2">Game Styles</text:h>
        <text:p text:style-name="Text_20_body">Most of the typical <text:span text:style-name="T3">Exalted</text:span><text:span text:style-name="T4"> game</text:span> styles are applicable to Discordian characters, as described below. <text:s/>Following that are some suggestions for other styles which particularly suit them.</text:p>
        <text:h text:style-name="Heading_20_3" text:outline-level="3">Styles Remix</text:h>
        <text:p text:style-name="Text_20_body">“Vanilla Exalted” is perhaps the hardest style to play, because the existence of the Erisians has only been known for certain for the last several hundred years. <text:s/>Even then, only a very few Exalts and gods know about them, mainly those obsessed with <text:soft-page-break/>matters occult or secretive, hence any claims they might make are rarely believed. <text:s/>Certainly the Children of Eris will be pursued as Anathema by the Wyld Hunt (if they can find them), and the Abyssals will try to kill them, but the reactions of other powerful beings are hard to predict. <text:s/>For the characters themselves, they have no archetype to follow, only whatever unique independence of mind caused That Woman to single them out for her mixed blessing. <text:s/>They might choose to be heroes, or selfish villains, or head out across the realms trying to preach the meaning of the flash of enlightenment they received.</text:p>
        <text:p text:style-name="Text_20_body">“A Land Once Divided Must Unite” is well-suited to Discordians. <text:s/>They are capable of acting like Solars and leading from the front, though posing as a series of different leaders is more their style. <text:s/>More likely than their taking the lead publicly is an approach in which they work behind the scenes, either to dissolve current overbearing rulership entirely (rather than replace it with their own), or to persuade a bunch of fragmented, warring kingdoms to unite under some champion (or dupe) whom they manipulate into position. <text:s/>Alternatively, they might attempt to establish alternative channels of influence to bypass authority, just as House Nellens curries favor with the mortal population of the Realm. <text:s/>And what better target could there be than the Realm itself? <text:s/>Hmm … Yu-Shan, perhaps? <text:s/>This style could easily become “A Land Once United Must Divide”.</text:p>
        <text:p text:style-name="Text_20_body">“And I’ll Form The Head!” is the closest most Eris-driven games will come to First Age splendor. <text:s/>Regardless of whether the characters have come by their fantastical equipment by inheritance, luck or trickery, their Charms and Numerology will see them use weapons, vehicles and magic in quite unexpected ways. <text:s/>Also bear in mind that they may not choose to fight on the side of Creation—Autochthonians, raksha, Yozi and the Dead all have palatable reasons for characters to fight for them—and they may not stay on the same side all the time. <text:s/>Lastly, Divisional Realignment allows the character who initially forms the head to take her turn at the elbow.</text:p>
        <text:p text:style-name="Text_20_body">“Outlander” is especially suitable to the Children of Eris, since they can adopt a Division or parametadivision which fits them to travel in other realms. <text:s/>Some of their Charms allow them to find and pass the barriers between these places more easily, even to the point of bypassing Cecelyne’s sands or, in a limited fashion, the Seal of Eight Divinities. <text:s/>Unless all of the cabal choose from a limited set of Divisions, some members will likely need extra magics to keep them safe (and Essence-fueled). <text:s/>In the Wyld and in Malfeas, Discordians might actually draw less attention than in Creation, provided they mask their Essence signature suitably. <text:s/>To take another perspective on this style, remember that Discordians appear wherever mortals exist; perhaps they begin outside Creation, and <text:span text:style-name="T5">it</text:span><text:span text:style-name="T1"> becomes the alien world.</text:span></text:p>
        <text:p text:style-name="P4">“Project: Exalt” is perhaps the perfect style for Discordians; but remember the following. <text:s/>Among the maxims on Lord Naoshige's wall is this one: "Matters of great concern should be treated lightly." Master Ittei is reported to have said, "Matters of small concern should be treated seriously."</text:p>
        <text:p text:style-name="P4">“Invasion!” suits Erisians just as “Outlander” does, and similarly it may not be Creation they are defending. <text:s/>Those they seek to help may not trust them, since they are such an unknown (and, admittedly, not always trustworthy).</text:p>
        <text:p text:style-name="Text_20_body"><text:span text:style-name="T1">“The Discordians Who Came In From The Cold” can easily fit if players want a game of spying and manipulation. <text:s/>The characters may be running several networks and societies of their own; or, they might be working for one or more other masters, in return for power and sanctuary, or because they’ve been blackmailed with the threat of revealing them to the Wyld Hunt or the Sidereals. <text:s/>Or, they may be serving no master, working as </text:span><text:span text:style-name="T5">agents provocateur</text:span><text:span text:style-name="T1"> for the sheer fun of it. <text:s/>The characters won’t know who to trust, but neither will anyone else.</text:span></text:p>
        <text:p text:style-name="P4">“Walk the Earth” is applicable in much the same way as “Outlander”: the tendency for them to be mis-remembered means they can be a little more careless about the adventures they have on the road. <text:s/>Charms can speed up travel for individuals and groups, broadening the scope of these tales.</text:p>
        <text:h text:style-name="Heading_20_3" text:outline-level="3">Alternative Styles</text:h>
        <text:p text:style-name="Text_20_body">“Vanilla Ripple” is a slight twist on “Vanilla Exalted”, in which the characters start out believing themselves to be the Exalted type which their Division or parametadivision mimics. <text:s/>They will not receive visions from the Unconquered Sun, or a personal visit from Luna, but since they won’t know what to expect, this will come as no more of a surprise than Exaltation already does. <text:s/>Dragon-Bloods within the Realm or strongly Realm-controlled territories are not suitable for this game style, since they <text:span text:style-name="T5">do</text:span><text:span text:style-name="T1"> know what to expect; this may also apply to Lookshy and Cherak, less so to miscellaneous outcaste and found eggs.</text:span> <text:s/>The characters, and others whom they get to know, will be in for a shock when certain inconsistencies add up to reveal the incomprehensible truth.</text:p>
        <text:p text:style-name="Text_20_body">“Hidden Agenda” is a game where the characters try to find out why they have become what they are. <text:s/>Some theories say Eris hands out her gifts at random, or that she is only a myth and the Discordian Exaltation is a new phase of mortal enlightenment. <text:s/>But perhaps there is some specific purpose behind the introduction of this new power. <text:s/>The original Exalts were weapons in a war. <text:s/>Is a new war coming? <text:s/>Is it already happening? <text:s/>Or does some great being have a different sort of goal in mind? <text:s/>And will the characters actually be satisfied with the answers they find?</text:p>
        <text:p text:style-name="Text_20_body">“Grand (and gory) Old Discordja!” is a variation which posits that the Discordians <text:span text:style-name="T5">were</text:span><text:span text:style-name="T1"> around in Creation during the Primordial War and the First Age. <text:s/>Was their existence known publicly then? <text:s/>Did they survive? <text:s/>Did they make it into the history books of the Realm, or stay out of it thanks to their own Arcane Fate and the help of the Sidereals? <text:s/>How did they avoid the effects of the Great Curse? <text:s/>Come to that, which side(s) did they fight on? <text:s/>And presumably, Autochthon knew or at least suspected who made them; what did he do about them? <text:s/>Lots of questions and, of course, lots of amazing high-</text:span><text:soft-page-break/><text:span text:style-name="T1">magitech and high-level Charms.</text:span></text:p>
        <text:p text:style-name="TODO">[More?]</text:p>
        <text:h text:style-name="Heading_20_3" text:outline-level="3">Mixed Games</text:h>
        <text:p text:style-name="Text_20_body">Discordians are Celestial Exalted, and so should be able to hold their own with most other Exalts, eventually outstripping the Dragon-Blooded. <text:s/>Finding a reason for other Exalted to work closely with the Children of Eris may require a bit of creativity, however.</text:p>
        <text:p text:style-name="Text_20_body">Solars might work with them because they are both Anathema to the Immaculates, because they believe them to be useful Sidereals or Lunars, or simply because they need all the allies they can get, and (most) Discordians at least aren’t Creatures of Darkness.</text:p>
        <text:p text:style-name="Text_20_body">On the fringes of Creation, the Lunars may be happy to have allies against the Wyld, the Sidereals and the Realm, once they’re sure the newcomers aren’t just raksha in some strange guise. <text:s/>The tricksome and manipulative style of the Erisians could also play well with that of the Moon-Children.</text:p>
        <text:p text:style-name="Text_20_body">Sidereals might be duped into thinking the Discordians are some other kind of Exalt—maybe even Sidereal ronin, though use of Charms which are clearly not Sidereal will soon shatter that illusion. <text:s/>Or they may be working with the newcomers in their usual capacity as “helpful” advisers, while frantically trying to learn what they are.</text:p>
        <text:p text:style-name="Text_20_body">Infernals could be duped into believing Discordians are of their kind, at least for a while. <text:s/>They might also be willing to believe a disaffected Exalt of some other type would join the Yozi’s cause, with some persuasion. <text:s/>Alternatively, some Erisians might be open about their strange nature and freely choose to support the Yozi’s escape plans. <text:s/>The twisted Primordials will hesitate to trust what they cannot control, but if these Exalts really aren’t aligned with Creation, Oblivion or the Wyld, they could be very useful.</text:p>
        <text:p text:style-name="Text_20_body">As long as the Seal of Eight Divinities remains intact, Alchemicals are likely to react badly to the appearance of Erisian Exalted (either by bypassing the Seal, or by appearing within the Autochthonian mortal population). <text:s/>Adamant caste might join with them, having some fellow-feeling for those who must stay hidden—provided they remain useful tools. <text:s/>Apostates would be happy to have them as allies, but they may not make good player characters themselves. <text:s/>If the Seal is breached, however, Alchemicals will treat them the same as any other of the strange new Exalted types they meet … at least until they begin to work out the correspondences between their own Castes and the Exalted of Creation, and can’t quite seem to make these Discordians fit. <text:s/>They couldn’t be the soulsteel equivalents … could they?</text:p>
        <text:p text:style-name="Text_20_body">Lastly, the Abyssals are unlikely to form groups with other Exalted types, unless they are seeking redemption, or have made some likely-fragile deals. <text:s/>Still, as long as an Erisian maintains a deathly aspect, they and their deathlord rulers could be tricked into treating them as any other agent of Oblivion. <text:s/>A very dangerous game, though, so what reason would a character have for playing it?</text:p>
        <text:p text:style-name="Text_20_body">Other parametadivisions allow players to move in the realms of non-Exalted powers. <text:s/>The Mountain Folk are unlikely to be suitable companions due to their limited power levels and freedom, at least as long as the geas holds. <text:s/>Raksha might make suitable play-mates, particularly for the Indivisibles, who are able to engage in Shaping combat.</text:p>
        <text:h text:style-name="Heading_20_2" text:outline-level="2">Power Groups and Factions</text:h>
        <text:p text:style-name="Text_20_body">[Other factors; e.g., how pervasive, real and helpful are the various Discordian Societies? <text:s/>Do they all just get in each other’s way, or work toward some central goal, or are there a few big factions behind the scenes?]</text:p>
        <text:p text:style-name="Text_20_body">[Interactions with other Exalted types, and other power groups like gods, the Yozi/Neverborn, and raksha.]</text:p>
        <text:p text:style-name="Text_20_body">[Suggestions for infiltrating the various Exalted and other power groups.]</text:p>
        <text:p text:style-name="Text_20_body">[Possible big events which could shape a game.]</text:p>
        <text:p text:style-name="Text_20_body">[Playing in the past.]</text:p>
        <text:p text:style-name="Text_20_body">[[[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Lorem ipsum dolor yadda yadda. <text:s/>]]]</text:p>
        <text:h text:style-name="Heading_20_2" text:outline-level="2"><text:soft-page-break/>[Locations]</text:h>
        <text:p text:style-name="Text_20_body">[Talk about various places within and outside Creation, and how Erisians relate to the places, people and powers there.</text:p>
        <text:h text:style-name="Heading_20_2" text:outline-level="2">Experience</text:h>
        <text:p text:style-name="Text_20_body">[Talk about how experience is gained. <text:s/>If there are elder Discordians, give guidelines.]<draw:frame draw:style-name="fr1" draw:name="Frame2" text:anchor-type="char" svg:width="17.013cm" style:rel-width="205%" draw:z-index="0"><draw:text-box fo:min-height="1.08cm"><text:h text:style-name="Heading_20_2" text:outline-level="2">Experience Costs</text:h><table:table table:name="ExperienceCosts" table:style-name="ExperienceCosts"><table:table-column table:style-name="ExperienceCosts.A"/><table:table-column table:style-name="ExperienceCosts.B"/><table:table-column table:style-name="ExperienceCosts.C"/><table:table-row><table:table-cell table:style-name="ExperienceCosts.A1" office:value-type="string"><text:p text:style-name="P3">Trait Increase</text:p></table:table-cell><table:table-cell table:style-name="ExperienceCosts.A1" office:value-type="string"><text:p text:style-name="P1">Cost</text:p></table:table-cell><table:table-cell table:style-name="ExperienceCosts.A1" office:value-type="string"><text:p text:style-name="P1">Training Times</text:p></table:table-cell></table:table-row><table:table-row><table:table-cell table:style-name="ExperienceCosts.A1" office:value-type="string"><text:p text:style-name="Table_20_Contents">Divisional Charm</text:p></table:table-cell><table:table-cell table:style-name="ExperienceCosts.B2" office:value-type="float" office:value="8"><text:p text:style-name="Table_20_Contents">8</text:p></table:table-cell><table:table-cell table:style-name="ExperienceCosts.A1" office:value-type="string"><text:p text:style-name="Table_20_Contents">(Min. Ability) days</text:p></table:table-cell></table:table-row><table:table-row><table:table-cell table:style-name="ExperienceCosts.A1" office:value-type="string"><text:p text:style-name="Table_20_Contents">Non-Divisional Charm</text:p></table:table-cell><table:table-cell table:style-name="ExperienceCosts.B2" office:value-type="float" office:value="12"><text:p text:style-name="Table_20_Contents">12</text:p></table:table-cell><table:table-cell table:style-name="ExperienceCosts.A1" office:value-type="string"><text:p text:style-name="Table_20_Contents">(Min. Ability + Min. Essence) days</text:p></table:table-cell></table:table-row><table:table-row><table:table-cell table:style-name="ExperienceCosts.A1" office:value-type="string"><text:p text:style-name="Table_20_Contents">Spell (Occult Divisional/Favored)</text:p></table:table-cell><table:table-cell table:style-name="ExperienceCosts.B2" office:value-type="float" office:value="10"><text:p text:style-name="Table_20_Contents">10</text:p></table:table-cell><table:table-cell table:style-name="ExperienceCosts.A1" office:value-type="string"><text:p text:style-name="Table_20_Contents">(spell circle) weeks</text:p></table:table-cell></table:table-row><table:table-row><table:table-cell table:style-name="ExperienceCosts.A1" office:value-type="string"><text:p text:style-name="Table_20_Contents">Spell (Occult not Divisional/Favored)</text:p></table:table-cell><table:table-cell table:style-name="ExperienceCosts.B2" office:value-type="float" office:value="12"><text:p text:style-name="Table_20_Contents">12</text:p></table:table-cell><table:table-cell table:style-name="ExperienceCosts.A1" office:value-type="string"><text:p text:style-name="Table_20_Contents">(spell circle) weeks</text:p></table:table-cell></table:table-row><table:table-row><table:table-cell table:style-name="ExperienceCosts.A1" office:value-type="string"><text:p text:style-name="Table_20_Contents">Essence (to 3)</text:p></table:table-cell><table:table-cell table:style-name="ExperienceCosts.A1" office:value-type="string"><text:p text:style-name="Table_20_Contents">(rating x 10)</text:p></table:table-cell><table:table-cell table:style-name="ExperienceCosts.A1" office:value-type="string"><text:p text:style-name="Table_20_Contents">immediate</text:p></table:table-cell></table:table-row><table:table-row><table:table-cell table:style-name="ExperienceCosts.A1" office:value-type="string"><text:p text:style-name="Table_20_Contents">Essence (above 3)</text:p></table:table-cell><table:table-cell table:style-name="ExperienceCosts.A1" office:value-type="string"><text:p text:style-name="Table_20_Contents">(rating x 10)</text:p></table:table-cell><table:table-cell table:style-name="ExperienceCosts.A1" office:value-type="string"><text:p text:style-name="Table_20_Contents">(rating) months</text:p></table:table-cell></table:table-row></table:table><text:p text:style-name="P2"><text:span text:style-name="Inline_20_Heading"><text:span text:style-name="T2"/></text:span></text:p></draw:text-box></draw:frame></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chin" svg:font-family="Cochin"/>
    <style:font-face style:name="Lucidasans1" svg:font-family="Lucidasans"/>
    <style:font-face style:name="OpenSymbol" svg:font-family="OpenSymbol"/>
    <style:font-face style:name="TimesNewRomanPSMT" svg:font-family="TimesNewRomanPSMT" style:font-family-generic="roman"/>
    <style:font-face style:name="American Typewriter1" svg:font-family="'American Typewriter'" style:font-adornments="Bold" style:font-family-generic="modern" style:font-pitch="fixed"/>
    <style:font-face style:name="American Typewriter" svg:font-family="'American Typewriter'" style:font-adornments="Regular" style:font-family-generic="modern" style:font-pitch="fixed"/>
    <style:font-face style:name="Courier New" svg:font-family="'Courier New'" style:font-family-generic="modern" style:font-pitch="fixed"/>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Arial" svg:font-family="Arial" style:font-family-generic="system" style:font-pitch="variable"/>
    <style:font-face style:name="Lucidasans" svg:font-family="Lucidasans" style:font-family-generic="system" style:font-pitch="variable"/>
  </office:font-face-decls>
  <office:styles>
    <draw:gradient draw:name="Gradient_20_1" draw:display-name="Gradient 1" draw:style="linear" draw:start-color="#000000" draw:end-color="#ffffff" draw:start-intensity="100%" draw:end-intensity="100%" draw:angle="0" draw:border="0%"/>
    <draw:gradient draw:name="Radial_20_green_2f_black" draw:display-name="Radial green/black" draw:style="radial" draw:cx="35%" draw:cy="30%" draw:start-color="#008000" draw:end-color="#000000" draw:start-intensity="100%" draw:end-intensity="100%" draw:border="30%"/>
    <draw:gradient draw:name="Radial_20_greys" draw:display-name="Radial greys" draw:style="radial" draw:cx="50%" draw:cy="50%" draw:start-color="#333333" draw:end-color="#cccccc" draw:start-intensity="100%" draw:end-intensity="100%" draw:border="0%"/>
    <draw:hatch draw:name="Black_20_-45_20_Degrees" draw:display-name="Black -45 Degrees" draw:style="single" draw:color="#000000" draw:distance="0.102cm" draw:rotation="3150"/>
    <draw:hatch draw:name="Black_20_0_20_Degrees" draw:display-name="Black 0 Degrees" draw:style="single" draw:color="#000000" draw:distance="0.102cm" draw:rotation="0"/>
    <draw:fill-image draw:name="Empty" xlink:href="Pictures/100000000000000800000008913C8356.png" xlink:type="simple" xlink:show="embed" xlink:actuate="onLoad"/>
    <draw:fill-image draw:name="Linen" xlink:href="Pictures/100000000000005E0000005E0ABD0FC9.png" xlink:type="simple" xlink:show="embed" xlink:actuate="onLoad"/>
    <draw:fill-image draw:name="Space_20_Metal" draw:display-name="Space Metal" xlink:href="Pictures/100000000000005E0000005E502667EE.png" xlink:type="simple" xlink:show="embed" xlink:actuate="onLoad"/>
    <draw:fill-image draw:name="Stone" xlink:href="Pictures/100000000000005E0000005E01373753.png" xlink:type="simple" xlink:show="embed" xlink:actuate="onLoad"/>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ochin" fo:font-size="12pt" fo:language="en" fo:country="US" style:letter-kerning="true" style:font-name-asian="Arial"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alatino" fo:font-size="10pt"/>
    </style:style>
    <style:style style:name="Heading" style:family="paragraph" style:parent-style-name="Standard" style:next-style-name="Text_20_body" style:class="text">
      <style:paragraph-properties fo:margin-top="0.423cm" fo:margin-bottom="0.212cm" fo:keep-with-next="always"/>
      <style:text-properties fo:font-variant="normal" fo:text-transform="none" style:font-name="American Typewriter" fo:font-size="14pt" style:font-name-asian="Arial" style:font-size-asian="14pt" style:font-name-complex="Lucidasans" style:font-size-complex="14pt"/>
    </style:style>
    <style:style style:name="Text_20_body" style:display-name="Text body" style:family="paragraph" style:parent-style-name="Standard" style:class="text">
      <style:paragraph-properties fo:margin-left="0cm" fo:margin-right="0cm" fo:margin-top="0cm" fo:margin-bottom="0cm" fo:text-align="justify" style:justify-single-word="false" fo:text-indent="0.7cm" style:auto-text-indent="false">
        <style:tab-stops/>
      </style:paragraph-properties>
      <style:text-properties style:font-name="Palatino" fo:font-size="10pt"/>
    </style:style>
    <style:style style:name="List" style:family="paragraph" style:parent-style-name="Text_20_body" style:class="list">
      <style:text-properties style:font-name="Cochin" style:font-name-complex="Lucidasans1"/>
    </style:style>
    <style:style style:name="Caption" style:family="paragraph" style:parent-style-name="Standard" style:class="extra">
      <style:paragraph-properties fo:margin-top="0.212cm" fo:margin-bottom="0.212cm" fo:text-align="center" style:justify-single-word="false" text:number-lines="false" text:line-number="0"/>
      <style:text-properties style:font-name="Cochin" fo:font-size="12pt" fo:font-style="normal" fo:font-weight="bold"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chin" style:font-name-complex="Lucidasans1"/>
    </style:style>
    <style:style style:name="Heading_20_5" style:display-name="Heading 5" style:family="paragraph" style:parent-style-name="Heading" style:next-style-name="Text_20_body" style:default-outline-level="5" style:class="text">
      <style:text-properties fo:font-variant="small-caps" style:font-name="Palatino1" fo:font-size="85%" fo:font-weight="bold" style:font-size-asian="85%" style:font-weight-asian="bold" style:font-size-complex="85%" style:font-weight-complex="bold"/>
    </style:style>
    <style:style style:name="Text_20_body_20_out-dent" style:display-name="Text body out-dent" style:family="paragraph" style:parent-style-name="Text_20_body">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1cm" fo:margin-right="1cm" fo:text-indent="0cm" style:auto-text-indent="false">
        <style:tab-stops>
          <style:tab-stop style:position="16.999cm" style:type="right" style:leader-style="dotted" style:leader-text="."/>
        </style:tab-stops>
      </style:paragraph-properties>
      <style:text-properties style:font-name="American Typewriter" fo:font-size="12pt"/>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Quotations_20__28_short_29_" style:display-name="Quotations (short)" style:family="paragraph" style:parent-style-name="Text_20_body">
      <style:paragraph-properties fo:margin-left="0cm" fo:margin-right="0cm" fo:margin-top="0cm" fo:margin-bottom="0.499cm" fo:text-align="center" style:justify-single-word="false" fo:text-indent="0cm" style:auto-text-indent="false"/>
    </style:style>
    <style:style style:name="Page_20_Number_20__28_left_29_" style:display-name="Page Number (left)" style:family="paragraph" style:parent-style-name="Page_20_Number_20__28_right_29_">
      <style:paragraph-properties fo:text-align="start" style:justify-single-word="false"/>
    </style:style>
    <style:style style:name="Page_20_Number_20__28_right_29_" style:display-name="Page Number (right)" style:family="paragraph" style:parent-style-name="Footer" style:master-page-name="">
      <style:paragraph-properties fo:text-align="end" style:justify-single-word="false" style:page-number="auto" fo:background-color="transparent" style:shadow="none">
        <style:tab-stops>
          <style:tab-stop style:position="1.199cm" style:type="right" style:leader-style="solid" style:leader-text="0"/>
        </style:tab-stops>
        <style:background-image/>
      </style:paragraph-properties>
      <style:text-properties fo:color="#4c4c4c" style:font-name="American Typewriter1"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ODO" style:family="paragraph" style:parent-style-name="Text_20_body">
      <style:paragraph-properties fo:background-color="#ffff00">
        <style:background-image/>
      </style:paragraph-properties>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master-page-name="">
      <style:paragraph-properties fo:text-align="start" style:justify-single-word="false" style:page-number="auto" fo:keep-with-next="always"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Subtitle" style:default-outline-level="1" style:list-style-name="" style:class="chapter" style:master-page-name="">
      <style:paragraph-properties fo:margin-top="2.499cm" fo:margin-bottom="5.001cm" fo:text-align="center" style:justify-single-word="false" style:page-number="auto" fo:break-before="page"/>
      <style:text-properties style:text-outline="true" fo:font-size="36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normal" style:font-weight-asian="bold" style:font-size-complex="14pt" style:font-style-complex="normal"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Bare_20_Title" style:display-name="Bare Title" style:family="paragraph" style:parent-style-name="Title" style:next-style-name="Text_20_body" style:master-page-name="">
      <style:paragraph-properties fo:margin-top="3cm" fo:margin-bottom="5.001cm" style:page-number="auto"/>
    </style:style>
    <style:style style:name="Compound_20_Title_20_2" style:display-name="Compound Title 2" style:family="paragraph" style:parent-style-name="Title" style:next-style-name="Text_20_body" style:master-page-name="">
      <style:paragraph-properties fo:margin-top="0cm" fo:margin-bottom="5.001cm" style:page-number="auto" fo:break-before="auto" fo:break-after="auto"/>
      <style:text-properties fo:font-variant="normal" fo:text-transform="none" fo:text-shadow="none"/>
    </style:style>
    <style:style style:name="Compound_20_Title_20_1" style:display-name="Compound Title 1" style:family="paragraph" style:parent-style-name="Title" style:next-style-name="Compound_20_Title_20_2" style:default-outline-level="" style:master-page-name="">
      <style:paragraph-properties fo:margin-top="2.499cm" fo:margin-bottom="0cm" style:page-number="auto"/>
      <style:text-properties fo:text-transform="uppercase" fo:font-size="18pt"/>
    </style:style>
    <style:style style:name="Inline_20_Heading_20_2" style:display-name="Inline Heading 2" style:family="text" style:parent-style-name="Inline_20_Heading">
      <style:text-properties fo:font-size="10pt" fo:font-style="italic" fo:font-weight="normal" fo:background-color="transparent"/>
    </style:style>
    <style:style style:name="Definition" style:family="text"/>
    <style:style style:name="Example" style:family="text">
      <style:text-properties style:font-name="Courier New" style:font-name-asian="Courier New" style:font-name-complex="Courier New"/>
    </style:style>
    <style:style style:name="Page_20_Number" style:display-name="Page Number" style:family="text">
      <style:text-properties style:font-name="Palatino" fo:font-size="10pt"/>
    </style:style>
    <style:style style:name="Inline_20_Heading" style:display-name="Inline Heading" style:family="text">
      <style:text-properties fo:font-weight="bold" fo:background-color="transparent"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style="normal" style:font-name-asian="OpenSymbol" style:font-style-asian="normal" style:font-name-complex="OpenSymbol" style:font-style-complex="normal"/>
    </style:style>
    <style:style style:name="Frame" style:family="graphic">
      <style:graphic-properties text:anchor-type="as-char" svg:y="0cm" style:wrap="none" style:vertical-pos="middle" style:vertical-rel="line"/>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style:style style:name="Sidebar" style:family="graphic" style:parent-style-name="Frame">
      <style:graphic-properties svg:width="16.999cm" style:rel-width="100%" fo:min-height="1.08cm" text:anchor-type="as-char" svg:y="0cm" style:vertical-pos="middle" style:vertical-rel="line" fo:background-color="#ffffcc" style:background-transparency="0%" fo:padding-left="0.499cm" fo:padding-right="0.499cm" fo:padding-top="0cm" fo:padding-bottom="0.6cm" fo:border="0.018cm solid #000000" style:shadow="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7cm"/>
        </style:list-level-properties>
        <style:text-properties style:font-name="Palatino"/>
      </text:list-level-style-bullet>
      <text:list-level-style-bullet text:level="2" text:style-name="Bullet_20_Symbols" text:bullet-char="‑">
        <style:list-level-properties text:list-level-position-and-space-mode="label-alignment">
          <style:list-level-label-alignment text:label-followed-by="space" fo:text-indent="-0.399cm" fo:margin-left="1.199cm"/>
        </style:list-level-properties>
        <style:text-properties style:font-name="Palatino"/>
      </text:list-level-style-bullet>
      <text:list-level-style-bullet text:level="3" text:style-name="Bullet_20_Symbols" text:bullet-char="●">
        <style:list-level-properties text:list-level-position-and-space-mode="label-alignment">
          <style:list-level-label-alignment text:label-followed-by="space" fo:text-indent="-0.4cm" fo:margin-left="1.1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text-indent="-0.4cm" fo:margin-left="4.001cm"/>
        </style:list-level-properties>
        <style:text-properties fo:font-family="Star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499cm" fo:margin-bottom="2.499cm" fo:margin-left="1.499cm" fo:margin-right="2.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3" style:page-usage="left">
      <style:page-layout-properties fo:page-width="21.001cm" fo:page-height="29.7cm" style:num-format="1" style:print-orientation="portrait" fo:margin-top="2.499cm" fo:margin-bottom="2.499cm" fo:margin-left="2.499cm" fo:margin-right="1.499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style:page-layout style:name="Mpm4" style:page-usage="right">
      <style:page-layout-properties fo:page-width="21.001cm" fo:page-height="29.7cm" style:num-format="1" style:print-orientation="portrait" fo:margin-top="2.499cm" fo:margin-bottom="2.499cm" fo:margin-left="1.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125cm double #000000" fo:border-bottom="none" fo:border-left="none" fo:border-right="none" style:border-line-width-top="0.002cm 0.088cm 0.035cm" fo:padding="0cm" style:shadow="none"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ext:p text:style-name="Page_20_Number_20__28_right_29_"><text:tab/><text:page-number text:select-page="current"/></text:p>
      </style:footer>
    </style:master-page>
    <style:master-page style:name="Left_20_Page" style:display-name="Left Page" style:page-layout-name="Mpm3" style:next-style-name="Right_20_Page">
      <style:footer>
        <text:p text:style-name="Page_20_Number_20__28_left_29_"><text:tab/><text:page-number text:select-page="current"/></text:p>
      </style:footer>
    </style:master-page>
    <style:master-page style:name="First_20_Page" style:display-name="First Page" style:page-layout-name="Mpm4" style:next-style-name="Left_20_Page">
      <style:footer>
        <text:p text:style-name="Page_20_Number_20__28_right_29_"><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Chapter Six: Storytelling</dc:title>
    <dc:date>2011-04-02T23:25:20</dc:date>
    <meta:editing-duration>P2DT19H40M33S</meta:editing-duration>
    <meta:editing-cycles>54</meta:editing-cycles>
    <meta:generator>OpenOffice.org/3.3$Unix OpenOffice.org_project/330m20$Build-9567</meta:generator>
    <dc:creator>Hugh Greene</dc:creator>
    <meta:document-statistic meta:table-count="1" meta:image-count="1" meta:object-count="0" meta:page-count="4" meta:paragraph-count="77" meta:word-count="2554" meta:character-count="15329"/>
    <meta:user-defined meta:name="Info 1"/>
    <meta:user-defined meta:name="Info 2"/>
    <meta:user-defined meta:name="Info 3"/>
    <meta:user-defined meta:name="Info 4"/>
    <meta:template xlink:type="simple" xlink:actuate="onRequest" xlink:title="Discordians" xlink:href="../Discordians_Template.ott" meta:date="2010-08-14T23:20:20"/>
  </office:meta>
</office:document-meta>
</file>